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" style:font-name-asian="Times" style:font-name-complex="Time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" style:font-name-asian="Times" style:font-name-complex="Times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e9" style:family="table-cell" style:parent-style-name="Default" style:data-style-name="N0"/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4.10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1.6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istance_to_river" table:style-name="ta1">
        <table:table-column table:style-name="co1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6">
            <text:p>Population density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4">
            <text:p>River</text:p>
          </table:table-cell>
          <table:table-cell office:value-type="string" table:style-name="ce5">
            <text:p>0-5mi</text:p>
          </table:table-cell>
          <table:table-cell office:value-type="string" table:style-name="ce5">
            <text:p>5-10mi</text:p>
          </table:table-cell>
          <table:table-cell office:value-type="string" table:style-name="ce5">
            <text:p>10-15mi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332" table:style-name="ce3">
            <text:p>332</text:p>
          </table:table-cell>
          <table:table-cell office:value-type="float" office:value="164" table:style-name="ce3">
            <text:p>164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66" table:style-name="ce3">
            <text:p>66</text:p>
          </table:table-cell>
          <table:table-cell office:value-type="float" office:value="14" table:style-name="ce3">
            <text:p>14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235" table:style-name="ce3">
            <text:p>235</text:p>
          </table:table-cell>
          <table:table-cell office:value-type="float" office:value="143" table:style-name="ce3">
            <text:p>143</text:p>
          </table:table-cell>
          <table:table-cell office:value-type="float" office:value="123" table:style-name="ce3">
            <text:p>1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677" table:style-name="ce3">
            <text:p>677</text:p>
          </table:table-cell>
          <table:table-cell office:value-type="float" office:value="341" table:style-name="ce3">
            <text:p>341</text:p>
          </table:table-cell>
          <table:table-cell office:value-type="float" office:value="258" table:style-name="ce3">
            <text:p>2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519" table:style-name="ce3">
            <text:p>519</text:p>
          </table:table-cell>
          <table:table-cell office:value-type="float" office:value="412" table:style-name="ce3">
            <text:p>412</text:p>
          </table:table-cell>
          <table:table-cell office:value-type="float" office:value="561" table:style-name="ce3">
            <text:p>5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759" table:style-name="ce3">
            <text:p>759</text:p>
          </table:table-cell>
          <table:table-cell office:value-type="float" office:value="408" table:style-name="ce3">
            <text:p>408</text:p>
          </table:table-cell>
          <table:table-cell office:value-type="float" office:value="286" table:style-name="ce3">
            <text:p>2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447" table:style-name="ce3">
            <text:p>447</text:p>
          </table:table-cell>
          <table:table-cell office:value-type="float" office:value="249" table:style-name="ce3">
            <text:p>249</text:p>
          </table:table-cell>
          <table:table-cell office:value-type="float" office:value="175" table:style-name="ce3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153" table:style-name="ce3">
            <text:p>153</text:p>
          </table:table-cell>
          <table:table-cell office:value-type="float" office:value="119" table:style-name="ce3">
            <text:p>119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563" table:style-name="ce3">
            <text:p>563</text:p>
          </table:table-cell>
          <table:table-cell office:value-type="float" office:value="329" table:style-name="ce3">
            <text:p>329</text:p>
          </table:table-cell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90" table:style-name="ce3">
            <text:p>90</text:p>
          </table:table-cell>
          <table:table-cell office:value-type="float" office:value="91" table:style-name="ce3">
            <text:p>91</text:p>
          </table:table-cell>
          <table:table-cell office:value-type="float" office:value="77" table:style-name="ce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78" table:style-name="ce3">
            <text:p>78</text:p>
          </table:table-cell>
          <table:table-cell office:value-type="float" office:value="43" table:style-name="ce3">
            <text:p>43</text:p>
          </table:table-cell>
          <table:table-cell office:value-type="float" office:value="46" table:style-name="ce3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259" table:style-name="ce3">
            <text:p>259</text:p>
          </table:table-cell>
          <table:table-cell office:value-type="float" office:value="234" table:style-name="ce3">
            <text:p>234</text:p>
          </table:table-cell>
          <table:table-cell office:value-type="float" office:value="185" table:style-name="ce3">
            <text:p>185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Distance_to_bridge" table:style-name="ta1">
        <table:table-column table:style-name="co1" table:default-cell-style-name="ce2"/>
        <table:table-column table:style-name="co4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table:number-columns-spanned="3" table:number-rows-spanned="1" table:style-name="ce9"/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River</text:p>
          </table:table-cell>
          <table:table-cell office:value-type="string" table:style-name="ce7">
            <text:p>Correlation of log population density with distance to nearest bridge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-0.32800000000000001" table:style-name="ce8">
            <text:p>-0,328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-0.32100000000000001" table:style-name="ce8">
            <text:p>-0,321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-0.44400000000000001" table:style-name="ce8">
            <text:p>-0,44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-0.25700000000000001" table:style-name="ce8">
            <text:p>-0,257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-0.371" table:style-name="ce3">
            <text:p>-0,37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159" table:style-name="ce3">
            <text:p>0,15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-0.42799999999999999" table:style-name="ce3">
            <text:p>-0,42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-0.50600000000000001" table:style-name="ce3">
            <text:p>-0,506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-0.53400000000000003" table:style-name="ce3">
            <text:p>-0,53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-0.26200000000000001" table:style-name="ce3">
            <text:p>-0,2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-0.54800000000000004" table:style-name="ce3">
            <text:p>-0,54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-0.40799999999999997" table:style-name="ce3">
            <text:p>-0,40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Clustering" table:style-name="ta1">
        <table:table-column table:style-name="co1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11">
            <text:p>Coefficient of variation of population density (left bank)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4">
            <text:p>River</text:p>
          </table:table-cell>
          <table:table-cell office:value-type="string" table:style-name="ce5">
            <text:p>0-5mi</text:p>
          </table:table-cell>
          <table:table-cell office:value-type="string" table:style-name="ce5">
            <text:p>5-10mi</text:p>
          </table:table-cell>
          <table:table-cell office:value-type="string" table:style-name="ce5">
            <text:p>10-15mi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2.605" table:style-name="ce3">
            <text:p>2,605</text:p>
          </table:table-cell>
          <table:table-cell office:value-type="float" office:value="2.5419999999999998" table:style-name="ce3">
            <text:p>2,542</text:p>
          </table:table-cell>
          <table:table-cell office:value-type="float" office:value="2.0369999999999999" table:style-name="ce3">
            <text:p>2,0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6.3769999999999998" table:style-name="ce3">
            <text:p>6,377</text:p>
          </table:table-cell>
          <table:table-cell office:value-type="float" office:value="6.7329999999999997" table:style-name="ce3">
            <text:p>6,733</text:p>
          </table:table-cell>
          <table:table-cell office:value-type="float" office:value="6.5659999999999998" table:style-name="ce3">
            <text:p>6,5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3.415" table:style-name="ce3">
            <text:p>3,415</text:p>
          </table:table-cell>
          <table:table-cell office:value-type="float" office:value="4.6639999999999997" table:style-name="ce3">
            <text:p>4,664</text:p>
          </table:table-cell>
          <table:table-cell office:value-type="float" office:value="3.915" table:style-name="ce3">
            <text:p>3,9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2.169" table:style-name="ce3">
            <text:p>2,169</text:p>
          </table:table-cell>
          <table:table-cell office:value-type="float" office:value="2.3860000000000001" table:style-name="ce3">
            <text:p>2,386</text:p>
          </table:table-cell>
          <table:table-cell office:value-type="float" office:value="2.0569999999999999" table:style-name="ce3">
            <text:p>2,0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1.829" table:style-name="ce3">
            <text:p>1,829</text:p>
          </table:table-cell>
          <table:table-cell office:value-type="float" office:value="1.5980000000000001" table:style-name="ce3">
            <text:p>1,598</text:p>
          </table:table-cell>
          <table:table-cell office:value-type="float" office:value="1.9730000000000001" table:style-name="ce3">
            <text:p>1,9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1.76" table:style-name="ce3">
            <text:p>1,76</text:p>
          </table:table-cell>
          <table:table-cell office:value-type="float" office:value="2.1059999999999999" table:style-name="ce3">
            <text:p>2,106</text:p>
          </table:table-cell>
          <table:table-cell office:value-type="float" office:value="2.4670000000000001" table:style-name="ce3">
            <text:p>2,4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3.2719999999999998" table:style-name="ce3">
            <text:p>3,272</text:p>
          </table:table-cell>
          <table:table-cell office:value-type="float" office:value="3.484" table:style-name="ce3">
            <text:p>3,484</text:p>
          </table:table-cell>
          <table:table-cell office:value-type="float" office:value="3.109" table:style-name="ce3">
            <text:p>3,1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4.4560000000000004" table:style-name="ce3">
            <text:p>4,456</text:p>
          </table:table-cell>
          <table:table-cell office:value-type="float" office:value="4.5490000000000004" table:style-name="ce3">
            <text:p>4,549</text:p>
          </table:table-cell>
          <table:table-cell office:value-type="float" office:value="4.7969999999999997" table:style-name="ce3">
            <text:p>4,7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2.512" table:style-name="ce3">
            <text:p>2,512</text:p>
          </table:table-cell>
          <table:table-cell office:value-type="float" office:value="2.6989999999999998" table:style-name="ce3">
            <text:p>2,699</text:p>
          </table:table-cell>
          <table:table-cell office:value-type="float" office:value="2.4710000000000001" table:style-name="ce3">
            <text:p>2,4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4.2720000000000002" table:style-name="ce3">
            <text:p>4,272</text:p>
          </table:table-cell>
          <table:table-cell office:value-type="float" office:value="2.645" table:style-name="ce3">
            <text:p>2,645</text:p>
          </table:table-cell>
          <table:table-cell office:value-type="float" office:value="2.532" table:style-name="ce3">
            <text:p>2,5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3.7909999999999999" table:style-name="ce3">
            <text:p>3,791</text:p>
          </table:table-cell>
          <table:table-cell office:value-type="float" office:value="4.2220000000000004" table:style-name="ce3">
            <text:p>4,222</text:p>
          </table:table-cell>
          <table:table-cell office:value-type="float" office:value="4.8339999999999996" table:style-name="ce3">
            <text:p>4,8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1.9339999999999999" table:style-name="ce3">
            <text:p>1,934</text:p>
          </table:table-cell>
          <table:table-cell office:value-type="float" office:value="2.1" table:style-name="ce3">
            <text:p>2,1</text:p>
          </table:table-cell>
          <table:table-cell office:value-type="float" office:value="2.2930000000000001" table:style-name="ce10">
            <text:p>2,293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Correlation" table:style-name="ta1">
        <table:table-column table:style-name="co2" table:default-cell-style-name="ce2"/>
        <table:table-column table:style-name="co5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4">
          <table:table-cell office:value-type="string" table:style-name="ce4">
            <text:p>River</text:p>
          </table:table-cell>
          <table:table-cell office:value-type="string" table:style-name="ce7">
            <text:p>Correlation of population density between left and right ban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0.58799999999999997" table:style-name="ce8">
            <text:p>0,5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0.114" table:style-name="ce8">
            <text:p>0,1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0.69" table:style-name="ce8">
            <text:p>0,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0.47499999999999998" table:style-name="ce8">
            <text:p>0,4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0.72299999999999998" table:style-name="ce10">
            <text:p>0,7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435" table:style-name="ce10">
            <text:p>0,4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0.57299999999999995" table:style-name="ce10">
            <text:p>0,5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0.29599999999999999" table:style-name="ce10">
            <text:p>0,2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0.54500000000000004" table:style-name="ce10">
            <text:p>0,5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0.75" table:style-name="ce10">
            <text:p>0,7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0.46700000000000003" table:style-name="ce10">
            <text:p>0,4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0.48099999999999998" table:style-name="ce10">
            <text:p>0,481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float" office:value="0.47516666666666701" table:style-name="ce2">
            <text:p>0,475166667</text:p>
          </table:table-cell>
          <table:table-cell table:number-columns-repeated="16382"/>
        </table:table-row>
        <table:table-row table:number-rows-repeated="1048557" table:style-name="ro2">
          <table:table-cell table:number-columns-repeated="16384"/>
        </table:table-row>
      </table:table>
      <table:table table:name="Correlation-at-bridges" table:style-name="ta1">
        <table:table-column table:style-name="co2" table:default-cell-style-name="ce2"/>
        <table:table-column table:style-name="co6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3">
          <table:table-cell office:value-type="string" table:style-name="ce4">
            <text:p>River</text:p>
          </table:table-cell>
          <table:table-cell office:value-type="string" table:style-name="ce7">
            <text:p>Correlation of population density on either side of bridg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0.45700000000000002" table:style-name="ce8">
            <text:p>0,4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0.12" table:style-name="ce8">
            <text:p>0,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0.80100000000000005" table:style-name="ce8">
            <text:p>0,8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0.38400000000000001" table:style-name="ce8">
            <text:p>0,3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0.65200000000000002" table:style-name="ce10">
            <text:p>0,6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35" table:style-name="ce10">
            <text:p>0,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0.56599999999999995" table:style-name="ce10">
            <text:p>0,5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0.17699999999999999" table:style-name="ce10">
            <text:p>0,1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0.55800000000000005" table:style-name="ce10">
            <text:p>0,5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0.751" table:style-name="ce10">
            <text:p>0,7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0.495" table:style-name="ce10">
            <text:p>0,4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0.27900000000000003" table:style-name="ce10">
            <text:p>0,279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" svg:font-family="Times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klos Koren</meta:initial-creator>
    <dc:creator>Dávid</dc:creator>
    <meta:creation-date>2013-04-30T15:17:52Z</meta:creation-date>
    <dc:date>2013-05-31T12:06:39Z</dc:date>
    <meta:editing-cycles>17</meta:editing-cycles>
    <meta:editing-duration>PT3149S</meta:editing-duration>
  </office:meta>
</office:document-meta>
</file>